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453" style:parent-style-name="Graphics">
      <style:graphic-properties draw:fill="none" draw:stroke="solid" svg:stroke-width="0.01042in" svg:stroke-color="#767171" svg:stroke-opacity="100%"/>
    </style:style>
    <style:style style:family="graphic" style:name="a2454" style:parent-style-name="Graphics">
      <style:graphic-properties draw:fill="none" draw:stroke="solid" svg:stroke-width="0.01042in" svg:stroke-color="#767171" svg:stroke-opacity="100%"/>
    </style:style>
    <style:style style:family="graphic" style:name="a2455" style:parent-style-name="Graphics">
      <style:graphic-properties draw:fill="none" draw:stroke="solid" svg:stroke-width="0.01042in" svg:stroke-color="#767171" svg:stroke-opacity="100%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0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06" style:parent-style-name="Graphics">
      <style:graphic-properties draw:fill="none" draw:stroke="solid" svg:stroke-width="0.01042in" svg:stroke-color="#767171" svg:stroke-opacity="100%"/>
    </style:style>
    <style:style style:family="presentation" style:name="a257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507" style:parent-style-name="Graphics">
      <style:graphic-properties draw:fill="none" draw:stroke="solid" svg:stroke-width="0.01042in" svg:stroke-color="#767171" svg:stroke-opacity="100%"/>
    </style:style>
    <style:style style:family="presentation" style:name="a2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8" style:parent-style-name="Graphics">
      <style:graphic-properties draw:fill="none" draw:stroke="solid" svg:stroke-width="0.01042in" svg:stroke-color="#767171" svg:stroke-opacity="100%"/>
    </style:style>
    <style:style style:family="drawing-page" style:name="a2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09" style:parent-style-name="Graphics">
      <style:graphic-properties draw:fill="none" draw:stroke="solid" svg:stroke-width="0.01042in" svg:stroke-color="#767171" svg:stroke-opacity="100%"/>
    </style:style>
    <style:style style:family="drawing-page" style:name="a2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8" style:parent-style-name="Graphics">
      <style:graphic-properties draw:fill="none" draw:stroke="solid" svg:stroke-width="0.01042in" svg:stroke-color="#767171" svg:stroke-opacity="100%"/>
    </style:style>
    <style:style style:family="graphic" style:name="a2579" style:parent-style-name="Graphics">
      <style:graphic-properties draw:fill="none" draw:stroke="solid" svg:stroke-width="0.01042in" svg:stroke-color="#767171" svg:stroke-opacity="100%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6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6" style:parent-style-name="Graphics">
      <style:graphic-properties draw:fill="none" draw:stroke="solid" svg:stroke-width="0.01042in" svg:stroke-color="#767171" svg:stroke-opacity="100%"/>
    </style:style>
    <style:style style:family="graphic" style:name="a2467" style:parent-style-name="Graphics">
      <style:graphic-properties draw:fill="none" draw:stroke="solid" svg:stroke-width="0.01042in" svg:stroke-color="#767171" svg:stroke-opacity="100%"/>
    </style:style>
    <style:style style:family="graphic" style:name="a2468" style:parent-style-name="Graphics">
      <style:graphic-properties draw:fill="none" draw:stroke="solid" svg:stroke-width="0.01042in" svg:stroke-color="#767171" svg:stroke-opacity="100%"/>
    </style:style>
    <style:style style:family="graphic" style:name="a2510" style:parent-style-name="Graphics">
      <style:graphic-properties draw:fill="none" draw:stroke="solid" svg:stroke-width="0.01042in" svg:stroke-color="#767171" svg:stroke-opacity="100%"/>
    </style:style>
    <style:style style:family="graphic" style:name="a2469" style:parent-style-name="Graphics">
      <style:graphic-properties draw:fill="none" draw:stroke="solid" svg:stroke-width="0.01042in" svg:stroke-color="#767171" svg:stroke-opacity="100%"/>
    </style:style>
    <style:style style:family="graphic" style:name="a2511" style:parent-style-name="Graphics">
      <style:graphic-properties draw:fill="none" draw:stroke="solid" svg:stroke-width="0.01042in" svg:stroke-color="#767171" svg:stroke-opacity="100%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0" style:parent-style-name="Graphics">
      <style:graphic-properties draw:fill="none" draw:stroke="solid" svg:stroke-width="0.01042in" svg:stroke-color="#767171" svg:stroke-opacity="100%"/>
    </style:style>
    <style:style style:family="paragraph" style:name="a2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 style:parent-style-name="Graphics">
      <style:graphic-properties draw:fill="none" draw:stroke="solid" svg:stroke-width="0.01042in" svg:stroke-color="#767171" svg:stroke-opacity="100%"/>
    </style:style>
    <style:style style:family="graphic" style:name="a2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2" style:parent-style-name="Graphics">
      <style:graphic-properties draw:fill="none" draw:stroke="non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3" style:parent-style-name="Graphics">
      <style:graphic-properties draw:fill="none" draw:stroke="none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1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357" style:parent-style-name="Graphics">
      <style:graphic-properties draw:fill="none" draw:stroke="none"/>
    </style:style>
    <style:style style:family="paragraph" style:name="a2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470" style:parent-style-name="Graphics">
      <style:graphic-properties draw:fill="none" draw:stroke="solid" svg:stroke-width="0.01042in" svg:stroke-color="#767171" svg:stroke-opacity="100%"/>
    </style:style>
    <style:style style:family="presentation" style:name="a2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1" style:parent-style-name="Graphics">
      <style:graphic-properties draw:fill="none" draw:stroke="solid" svg:stroke-width="0.01042in" svg:stroke-color="#767171" svg:stroke-opacity="100%"/>
    </style:style>
    <style:style style:family="drawing-page" style:name="a2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 style:parent-style-name="Graphics">
      <style:graphic-properties draw:fill="none" fo:clip="rect(0.19547in, 0in, 0.19118in, 0in)" draw:stroke="none"/>
    </style:style>
    <style:style style:family="graphic" style:name="a2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7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drawing-page" style:name="a2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2" style:parent-style-name="Graphics">
      <style:graphic-properties draw:fill="none" draw:stroke="solid" svg:stroke-width="0.01042in" svg:stroke-color="#767171" svg:stroke-opacity="100%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3" style:parent-style-name="Graphics">
      <style:graphic-properties draw:fill="none" draw:stroke="solid" svg:stroke-width="0.01042in" svg:stroke-color="#767171" svg:stroke-opacity="100%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4" style:parent-style-name="Graphics">
      <style:graphic-properties draw:fill="none" draw:stroke="solid" svg:stroke-width="0.01042in" svg:stroke-color="#767171" svg:stroke-opacity="100%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5" style:parent-style-name="Graphics">
      <style:graphic-properties draw:fill="none" draw:stroke="solid" svg:stroke-width="0.01042in" svg:stroke-color="#767171" svg:stroke-opacity="100%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6" style:parent-style-name="Graphics">
      <style:graphic-properties draw:fill="none" draw:stroke="solid" svg:stroke-width="0.01042in" svg:stroke-color="#767171" svg:stroke-opacity="100%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27" style:parent-style-name="Graphics">
      <style:graphic-properties draw:fill="none" draw:stroke="solid" svg:stroke-width="0.01042in" svg:stroke-color="#767171" svg:stroke-opacity="100%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6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0" style:parent-style-name="Graphics">
      <style:graphic-properties draw:fill="none" draw:stroke="none"/>
    </style:style>
    <style:style style:family="graphic" style:name="a2368" style:parent-style-name="Graphics">
      <style:graphic-properties draw:fill="none" draw:stroke="none"/>
    </style:style>
    <style:style style:family="graphic" style:name="a2411" style:parent-style-name="Graphics">
      <style:graphic-properties draw:fill="none" fo:clip="rect(0in, 0in, 0.17702in, 0in)" draw:stroke="none"/>
    </style:style>
    <style:style style:family="graphic" style:name="a2369" style:parent-style-name="Graphics">
      <style:graphic-properties draw:fill="none" draw:stroke="non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2" style:parent-style-name="Graphics">
      <style:graphic-properties draw:fill="none" draw:stroke="solid" svg:stroke-width="0.01042in" svg:stroke-color="#767171" svg:stroke-opacity="100%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3" style:parent-style-name="Graphics">
      <style:graphic-properties draw:fill="none" draw:stroke="solid" svg:stroke-width="0.01042in" svg:stroke-color="#767171" svg:stroke-opacity="100%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1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3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38" style:parent-style-name="Graphics">
      <style:graphic-properties draw:fill="none" draw:stroke="solid" svg:stroke-width="0.01042in" svg:stroke-color="#767171" svg:stroke-opacity="100%"/>
    </style:style>
    <style:style style:family="graphic" style:name="a2539" style:parent-style-name="Graphics">
      <style:graphic-properties draw:fill="none" draw:stroke="solid" svg:stroke-width="0.01042in" svg:stroke-color="#767171" svg:stroke-opacity="100%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7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 style:parent-style-name="Graphics">
      <style:graphic-properties draw:fill="none" draw:stroke="solid" svg:stroke-width="0.01042in" svg:stroke-color="#767171" svg:stroke-opacity="100%"/>
    </style:style>
    <style:style style:family="graphic" style:name="a24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93" style:parent-style-name="Graphics">
      <style:graphic-properties draw:fill="none" draw:stroke="solid" svg:stroke-width="0.01042in" svg:stroke-color="#767171" svg:stroke-opacity="100%"/>
    </style:style>
    <style:style style:family="graphic" style:name="a2425" style:parent-style-name="Graphics">
      <style:graphic-properties draw:fill="none" draw:stroke="none"/>
    </style:style>
    <style:style style:family="graphic" style:name="a2494" style:parent-style-name="Graphics">
      <style:graphic-properties draw:fill="none" draw:stroke="solid" svg:stroke-width="0.01042in" svg:stroke-color="#767171" svg:stroke-opacity="100%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95" style:parent-style-name="Graphics">
      <style:graphic-properties draw:fill="none" draw:stroke="solid" svg:stroke-width="0.01042in" svg:stroke-color="#767171" svg:stroke-opacity="100%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0" style:parent-style-name="Graphics">
      <style:graphic-properties draw:fill="none" draw:stroke="solid" svg:stroke-width="0.01042in" svg:stroke-color="#767171" svg:stroke-opacity="100%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549" style:parent-style-name="Graphics">
      <style:graphic-properties draw:fill="none" draw:stroke="solid" svg:stroke-width="0.01042in" svg:stroke-color="#767171" svg:stroke-opacity="100%"/>
    </style:style>
    <style:style style:family="graphic" style:name="a2380" style:parent-style-name="Graphics">
      <style:graphic-properties draw:fill="none" draw:stroke="none"/>
    </style:style>
    <style:style style:family="graphic" style:name="a2381" style:parent-style-name="Graphics">
      <style:graphic-properties draw:fill="none" fo:clip="rect(0in, 0in, 0.17607in, 0in)" draw:stroke="none"/>
    </style:style>
    <style:style style:family="graphic" style:name="a2382" style:parent-style-name="Graphics">
      <style:graphic-properties draw:fill="none" draw:stroke="non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30" style:parent-style-name="Graphics">
      <style:graphic-properties draw:fill="none" draw:stroke="solid" svg:stroke-width="0.01042in" svg:stroke-color="#767171" svg:stroke-opacity="100%"/>
    </style:style>
    <style:style style:family="presentation" style:name="a238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431" style:parent-style-name="Graphics">
      <style:graphic-properties draw:fill="none" draw:stroke="solid" svg:stroke-width="0.01042in" svg:stroke-color="#767171" svg:stroke-opacity="100%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550" style:parent-style-name="Graphics">
      <style:graphic-properties draw:fill="none" draw:stroke="solid" svg:stroke-width="0.01042in" svg:stroke-color="#767171" svg:stroke-opacity="100%"/>
    </style:style>
    <style:style style:family="graphic" style:name="a2551" style:parent-style-name="Graphics">
      <style:graphic-properties draw:fill="none" draw:stroke="solid" svg:stroke-width="0.01042in" svg:stroke-color="#767171" svg:stroke-opacity="100%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5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3" style:parent-style-name="Graphics">
      <style:graphic-properties draw:fill="none" fo:clip="rect(0.04781in, 0in, 0in, 0in)" draw:stroke="none"/>
    </style:style>
    <style:style style:family="graphic" style:name="a2394" style:parent-style-name="Graphics">
      <style:graphic-properties draw:fill="none" draw:stroke="none"/>
    </style:style>
    <style:style style:family="graphic" style:name="a2395" style:parent-style-name="Graphics">
      <style:graphic-properties draw:fill="none" draw:stroke="non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4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2" style:parent-style-name="Graphics">
      <style:graphic-properties draw:fill="none" draw:stroke="solid" svg:stroke-width="0.01042in" svg:stroke-color="#767171" svg:stroke-opacity="100%"/>
    </style:style>
    <style:style style:family="graphic" style:name="a2563" style:parent-style-name="Graphics">
      <style:graphic-properties draw:fill="none" draw:stroke="solid" svg:stroke-width="0.01042in" svg:stroke-color="#767171" svg:stroke-opacity="100%"/>
    </style:style>
    <style:style style:family="graphic" style:name="a2564" style:parent-style-name="Graphics">
      <style:graphic-properties draw:fill="none" draw:stroke="solid" svg:stroke-width="0.01042in" svg:stroke-color="#767171" svg:stroke-opacity="100%"/>
    </style:style>
    <style:style style:family="graphic" style:name="a2565" style:parent-style-name="Graphics">
      <style:graphic-properties draw:fill="none" draw:stroke="solid" svg:stroke-width="0.01042in" svg:stroke-color="#767171" svg:stroke-opacity="100%"/>
    </style:style>
    <style:style style:family="graphic" style:name="a2566" style:parent-style-name="Graphics">
      <style:graphic-properties draw:fill="none" draw:stroke="solid" svg:stroke-width="0.01042in" svg:stroke-color="#767171" svg:stroke-opacity="100%"/>
    </style:style>
    <style:style style:family="graphic" style:name="a2567" style:parent-style-name="Graphics">
      <style:graphic-properties draw:fill="none" draw:stroke="solid" svg:stroke-width="0.01042in" svg:stroke-color="#767171" svg:stroke-opacity="100%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1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50" style:parent-style-name="Graphics">
      <style:graphic-properties draw:fill="none" draw:stroke="solid" svg:stroke-width="0.01042in" svg:stroke-color="#767171" svg:stroke-opacity="100%"/>
    </style:style>
    <style:style style:family="graphic" style:name="a2451" style:parent-style-name="Graphics">
      <style:graphic-properties draw:fill="none" draw:stroke="solid" svg:stroke-width="0.01042in" svg:stroke-color="#767171" svg:stroke-opacity="100%"/>
    </style:style>
    <style:style style:family="graphic" style:name="a2452" style:parent-style-name="Graphics">
      <style:graphic-properties draw:fill="none" draw:stroke="solid" svg:stroke-width="0.01042in" svg:stroke-color="#767171" svg:stroke-opacity="100%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3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4" text:class-names="" text:cond-style-name=""><text:span text:style-name="a2343" text:class-names="">Pietro Griffa</text:span></text:p>
            <text:p text:style-name="a2346" text:class-names="" text:cond-style-name=""><text:span text:style-name="a2345" text:class-names="">Ingvar Groza</text:span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>PostLab 06</text:span></text:p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330" draw:style-name="a2356" draw:name="CasellaDiTesto 2" svg:x="0in" svg:y="4.70603in" svg:width="7.5in" svg:height="0.38969in">
          <draw:text-box>
            <text:p text:style-name="a2355" text:class-names="" text:cond-style-name=""><text:span text:style-name="a2354" text:class-names=""><text:tab/>tracking .cpp (Q1, Q2, Q4)</text:span></text:p>
          </draw:text-box>
          <svg:title/>
          <svg:desc/>
        </draw:frame>
        <draw:frame draw:id="id331" draw:style-name="a2357" draw:name="Immagine 4" svg:x="0in" svg:y="5.46139in" svg:width="7.5in" svg:height="4.4858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366">
          <draw:frame draw:id="id332" draw:style-name="a2360" draw:name="Segnaposto numero diapositiva 6" svg:x="4.67953in" svg:y="11.10827in" svg:width="3.5878in" svg:height="0.58425in">
            <draw:text-box>
              <text:p text:style-name="a2359" text:class-names="" text:cond-style-name=""><text:span text:style-name="a2358" text:class-names=""><text:page-number style:num-format="1" text:fixed="false"/></text:span></text:p>
            </draw:text-box>
            <svg:title/>
            <svg:desc/>
          </draw:frame>
          <draw:frame draw:id="id333" draw:style-name="a2363" draw:name="Segnaposto numero diapositiva 6" svg:x="4.67953in" svg:y="11.10827in" svg:width="3.5878in" svg:height="0.58425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4" presentation:style-name="a2364" draw:name="Segnaposto immagine diapositiva 1">
            <svg:title/>
            <svg:desc/>
          </draw:page-thumbnail>
          <draw:frame draw:id="id335" presentation:style-name="a236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367" draw:master-page-name="Master1-Layout7-blank-Vuota" presentation:presentation-page-layout-name="Master1-PPL7" draw:id="Slide-258">
        <draw:frame draw:id="id336" draw:style-name="a2368" draw:name="Immagine 2" svg:x="0in" svg:y="0.63084in" svg:width="7.5in" svg:height="4.69495in" style:rel-width="scale" style:rel-height="scale">
          <draw:image xlink:href="media/image2.png" xlink:type="simple" xlink:show="embed" xlink:actuate="onLoad"/>
          <svg:title/>
          <svg:desc/>
        </draw:frame>
        <draw:frame draw:id="id337" draw:style-name="a2369" draw:name="Immagine 3" svg:x="0in" svg:y="5.32393in" svg:width="7.5in" svg:height="4.5416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378">
          <draw:frame draw:id="id338" draw:style-name="a2372" draw:name="Segnaposto numero diapositiva 6" svg:x="4.67953in" svg:y="11.10827in" svg:width="3.5878in" svg:height="0.58425in">
            <draw:text-box>
              <text:p text:style-name="a2371" text:class-names="" text:cond-style-name=""><text:span text:style-name="a2370" text:class-names=""><text:page-number style:num-format="1" text:fixed="false"/></text:span></text:p>
            </draw:text-box>
            <svg:title/>
            <svg:desc/>
          </draw:frame>
          <draw:frame draw:id="id339" draw:style-name="a2375" draw:name="Segnaposto numero diapositiva 6" svg:x="4.67953in" svg:y="11.10827in" svg:width="3.5878in" svg:height="0.58425in">
            <draw:text-box>
              <text:p text:style-name="a2374" text:class-names="" text:cond-style-name=""><text:span text:style-name="a2373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0" presentation:style-name="a2376" draw:name="Segnaposto immagine diapositiva 1">
            <svg:title/>
            <svg:desc/>
          </draw:page-thumbnail>
          <draw:frame draw:id="id341" presentation:style-name="a23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379" draw:master-page-name="Master1-Layout7-blank-Vuota" presentation:presentation-page-layout-name="Master1-PPL7" draw:id="Slide-259">
        <draw:frame draw:id="id342" draw:style-name="a2380" draw:name="Immagine 2" svg:x="0in" svg:y="0.22527in" svg:width="7.5in" svg:height="4.93076in" style:rel-width="scale" style:rel-height="scale">
          <draw:image xlink:href="media/image4.png" xlink:type="simple" xlink:show="embed" xlink:actuate="onLoad"/>
          <svg:title/>
          <svg:desc/>
        </draw:frame>
        <draw:frame draw:id="id343" draw:style-name="a2381" draw:name="Immagine 3" svg:x="0in" svg:y="5.16586in" svg:width="7.5in" svg:height="4.51907in" style:rel-width="scale" style:rel-height="scale">
          <draw:image xlink:href="media/image5.png" xlink:type="simple" xlink:show="embed" xlink:actuate="onLoad"/>
          <svg:title/>
          <svg:desc/>
        </draw:frame>
        <draw:frame draw:id="id344" draw:style-name="a2382" draw:name="Immagine 4" svg:x="0in" svg:y="9.69456in" svg:width="7.5in" svg:height="1.0058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391">
          <draw:frame draw:id="id345" draw:style-name="a2385" draw:name="Segnaposto numero diapositiva 6" svg:x="4.67953in" svg:y="11.10827in" svg:width="3.5878in" svg:height="0.58425in">
            <draw:text-box>
              <text:p text:style-name="a2384" text:class-names="" text:cond-style-name=""><text:span text:style-name="a2383" text:class-names=""><text:page-number style:num-format="1" text:fixed="false"/></text:span></text:p>
            </draw:text-box>
            <svg:title/>
            <svg:desc/>
          </draw:frame>
          <draw:frame draw:id="id346" draw:style-name="a2388" draw:name="Segnaposto numero diapositiva 6" svg:x="4.67953in" svg:y="11.10827in" svg:width="3.5878in" svg:height="0.58425in">
            <draw:text-box>
              <text:p text:style-name="a2387" text:class-names="" text:cond-style-name=""><text:span text:style-name="a2386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47" presentation:style-name="a2389" draw:name="Segnaposto immagine diapositiva 1">
            <svg:title/>
            <svg:desc/>
          </draw:page-thumbnail>
          <draw:frame draw:id="id348" presentation:style-name="a23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392" draw:master-page-name="Master1-Layout7-blank-Vuota" presentation:presentation-page-layout-name="Master1-PPL7" draw:id="Slide-260">
        <draw:frame draw:id="id349" draw:style-name="a2393" draw:name="Immagine 2" svg:x="0in" svg:y="0.20549in" svg:width="7.5in" svg:height="3.9269in" style:rel-width="scale" style:rel-height="scale">
          <draw:image xlink:href="media/image7.png" xlink:type="simple" xlink:show="embed" xlink:actuate="onLoad"/>
          <svg:title/>
          <svg:desc/>
        </draw:frame>
        <draw:frame draw:id="id350" draw:style-name="a2394" draw:name="Immagine 3" svg:x="0in" svg:y="4.14424in" svg:width="7.5in" svg:height="4.35307in" style:rel-width="scale" style:rel-height="scale">
          <draw:image xlink:href="media/image8.png" xlink:type="simple" xlink:show="embed" xlink:actuate="onLoad"/>
          <svg:title/>
          <svg:desc/>
        </draw:frame>
        <draw:frame draw:id="id351" draw:style-name="a2395" draw:name="Immagine 4" svg:x="0in" svg:y="8.49629in" svg:width="7.5in" svg:height="2.2516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404">
          <draw:frame draw:id="id352" draw:style-name="a2398" draw:name="Segnaposto numero diapositiva 6" svg:x="4.67953in" svg:y="11.10827in" svg:width="3.5878in" svg:height="0.58425in">
            <draw:text-box>
              <text:p text:style-name="a2397" text:class-names="" text:cond-style-name=""><text:span text:style-name="a2396" text:class-names=""><text:page-number style:num-format="1" text:fixed="false"/></text:span></text:p>
            </draw:text-box>
            <svg:title/>
            <svg:desc/>
          </draw:frame>
          <draw:frame draw:id="id353" draw:style-name="a2401" draw:name="Segnaposto numero diapositiva 6" svg:x="4.67953in" svg:y="11.10827in" svg:width="3.5878in" svg:height="0.58425in">
            <draw:text-box>
              <text:p text:style-name="a2400" text:class-names="" text:cond-style-name=""><text:span text:style-name="a2399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54" presentation:style-name="a2402" draw:name="Segnaposto immagine diapositiva 1">
            <svg:title/>
            <svg:desc/>
          </draw:page-thumbnail>
          <draw:frame draw:id="id355" presentation:style-name="a240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405" draw:master-page-name="Master1-Layout7-blank-Vuota" presentation:presentation-page-layout-name="Master1-PPL7" draw:id="Slide-261">
        <draw:frame draw:id="id356" draw:style-name="a2406" draw:name="Immagine 2" svg:x="0in" svg:y="0.08219in" svg:width="7.5in" svg:height="3.82192in" style:rel-width="scale" style:rel-height="scale">
          <draw:image xlink:href="media/image10.png" xlink:type="simple" xlink:show="embed" xlink:actuate="onLoad"/>
          <svg:title/>
          <svg:desc/>
        </draw:frame>
        <draw:frame draw:id="id357" draw:style-name="a2409" draw:name="CasellaDiTesto 3" svg:x="0in" svg:y="4.06219in" svg:width="7.5in" svg:height="0.38969in">
          <draw:text-box>
            <text:p text:style-name="a2408" text:class-names="" text:cond-style-name=""><text:span text:style-name="a2407" text:class-names=""><text:tab/>tracking .h</text:span></text:p>
          </draw:text-box>
          <svg:title/>
          <svg:desc/>
        </draw:frame>
        <draw:frame draw:id="id358" draw:style-name="a2410" draw:name="Immagine 4" svg:x="0in" svg:y="4.49564in" svg:width="7.5in" svg:height="4.66396in" style:rel-width="scale" style:rel-height="scale">
          <draw:image xlink:href="media/image11.png" xlink:type="simple" xlink:show="embed" xlink:actuate="onLoad"/>
          <svg:title/>
          <svg:desc/>
        </draw:frame>
        <draw:frame draw:id="id359" draw:style-name="a2411" draw:name="Immagine 5" svg:x="0in" svg:y="9.17642in" svg:width="7.5in" svg:height="1.5359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420">
          <draw:frame draw:id="id360" draw:style-name="a2414" draw:name="Segnaposto numero diapositiva 6" svg:x="4.67953in" svg:y="11.10827in" svg:width="3.5878in" svg:height="0.58425in">
            <draw:text-box>
              <text:p text:style-name="a2413" text:class-names="" text:cond-style-name=""><text:span text:style-name="a2412" text:class-names=""><text:page-number style:num-format="1" text:fixed="false"/></text:span></text:p>
            </draw:text-box>
            <svg:title/>
            <svg:desc/>
          </draw:frame>
          <draw:frame draw:id="id361" draw:style-name="a2417" draw:name="Segnaposto numero diapositiva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62" presentation:style-name="a2418" draw:name="Segnaposto immagine diapositiva 1">
            <svg:title/>
            <svg:desc/>
          </draw:page-thumbnail>
          <draw:frame draw:id="id363" presentation:style-name="a241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421" draw:master-page-name="Master3-Layout7-blank-Vuota" presentation:presentation-page-layout-name="Master3-PPL7" draw:id="Slide-257">
        <draw:frame draw:id="id364" draw:style-name="a2424" draw:name="CasellaDiTesto 1" svg:x="0in" svg:y="0.73543in" svg:width="7.5in" svg:height="0.38976in">
          <draw:text-box>
            <text:p text:style-name="a2423" text:class-names="" text:cond-style-name=""><text:span text:style-name="a2422" text:class-names=""><text:tab/>Q3</text:span></text:p>
          </draw:text-box>
          <svg:title/>
          <svg:desc/>
        </draw:frame>
        <draw:frame draw:id="id365" draw:style-name="a2425" draw:name="Immagine 2" svg:x="0.83333in" svg:y="1.25657in" svg:width="5.83333in" svg:height="4.375in" style:rel-width="scale" style:rel-height="scale">
          <draw:image xlink:href="media/image13.jpg" xlink:type="simple" xlink:show="embed" xlink:actuate="onLoad"/>
          <svg:title/>
          <svg:desc/>
        </draw:frame>
        <draw:frame draw:id="id366" draw:style-name="a2429" draw:name="CasellaDiTesto 3" svg:x="0in" svg:y="5.97999in" svg:width="7.5in" svg:height="0.38969in">
          <draw:text-box>
            <text:p text:style-name="a2428" text:class-names="" text:cond-style-name=""><text:span text:style-name="a2426" text:class-names=""><text:tab/>Q5</text:span><text:span text:style-name="a2427" text:class-names=""/></text:p>
          </draw:text-box>
          <svg:title/>
          <svg:desc/>
        </draw:frame>
        <draw:frame draw:id="id367" draw:style-name="a2430" draw:name="Immagine 4" svg:x="3.81704in" svg:y="7.49141in" svg:width="3.56164in" svg:height="2.67123in" style:rel-width="scale" style:rel-height="scale">
          <draw:image xlink:href="media/image14.jpg" xlink:type="simple" xlink:show="embed" xlink:actuate="onLoad"/>
          <svg:title/>
          <svg:desc/>
        </draw:frame>
        <draw:frame draw:id="id368" draw:style-name="a2431" draw:name="Immagine 5" svg:x="0.12791in" svg:y="7.4945in" svg:width="3.56164in" svg:height="2.67123in" style:rel-width="scale" style:rel-height="scale">
          <draw:image xlink:href="media/image15.jpg" xlink:type="simple" xlink:show="embed" xlink:actuate="onLoad"/>
          <svg:title/>
          <svg:desc/>
        </draw:frame>
        <draw:frame draw:id="id369" draw:style-name="a2439" draw:name="CasellaDiTesto 6" svg:x="0in" svg:y="6.71811in" svg:width="7.5in" svg:height="0.38969in">
          <draw:text-box>
            <text:p text:style-name="a2438" text:class-names="" text:cond-style-name=""><text:span text:style-name="a2432" text:class-names=""><text:tab/></text:span><text:span text:style-name="a2433" text:class-names="">thresh</text:span><text:span text:style-name="a2434" text:class-names=""><text:s text:c="1"/>=<text:s text:c="1"/></text:span><text:span text:style-name="a2435" text:class-names="">edgeparam</text:span><text:span text:style-name="a2436" text:class-names=""><text:s text:c="1"/>:</text:span><text:span text:style-name="a2437" text:class-names=""/></text:p>
          </draw:text-box>
          <svg:title/>
          <svg:desc/>
        </draw:frame>
        <presentation:notes draw:style-name="a2448">
          <draw:frame draw:id="id370" draw:style-name="a2442" draw:name="Segnaposto numero diapositiva 6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frame draw:id="id371" draw:style-name="a2445" draw:name="Segnaposto numero diapositiva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page-thumbnail draw:page-number="6" svg:x="2.61458in" svg:y="0.88889in" svg:width="3.03646in" svg:height="4.38368in" presentation:class="page" draw:id="id372" presentation:style-name="a2446" draw:name="Segnaposto immagine diapositiva 1">
            <svg:title/>
            <svg:desc/>
          </draw:page-thumbnail>
          <draw:frame draw:id="id373" presentation:style-name="a24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449" draw:master-page-name="Master3-Layout7-blank-Vuota" presentation:presentation-page-layout-name="Master3-PPL7" draw:id="Slide-262">
        <draw:frame draw:id="id374" draw:style-name="a2450" draw:name="Immagine 13" svg:x="3.81704in" svg:y="6.65648in" svg:width="3.56164in" svg:height="2.67123in" style:rel-width="scale" style:rel-height="scale">
          <draw:image xlink:href="media/image16.jpg" xlink:type="simple" xlink:show="embed" xlink:actuate="onLoad"/>
          <svg:title/>
          <svg:desc/>
        </draw:frame>
        <draw:frame draw:id="id375" draw:style-name="a2451" draw:name="Immagine 14" svg:x="0.12791in" svg:y="6.65648in" svg:width="3.56164in" svg:height="2.67123in" style:rel-width="scale" style:rel-height="scale">
          <draw:image xlink:href="media/image17.jpg" xlink:type="simple" xlink:show="embed" xlink:actuate="onLoad"/>
          <svg:title/>
          <svg:desc/>
        </draw:frame>
        <draw:frame draw:id="id376" draw:style-name="a2452" draw:name="Immagine 15" svg:x="3.82242in" svg:y="3.8582in" svg:width="3.56164in" svg:height="2.67123in" style:rel-width="scale" style:rel-height="scale">
          <draw:image xlink:href="media/image18.jpg" xlink:type="simple" xlink:show="embed" xlink:actuate="onLoad"/>
          <svg:title/>
          <svg:desc/>
        </draw:frame>
        <draw:frame draw:id="id377" draw:style-name="a2453" draw:name="Immagine 16" svg:x="0.13839in" svg:y="3.8582in" svg:width="3.56164in" svg:height="2.67123in" style:rel-width="scale" style:rel-height="scale">
          <draw:image xlink:href="media/image19.jpg" xlink:type="simple" xlink:show="embed" xlink:actuate="onLoad"/>
          <svg:title/>
          <svg:desc/>
        </draw:frame>
        <draw:frame draw:id="id378" draw:style-name="a2454" draw:name="Immagine 17" svg:x="3.81704in" svg:y="1.05992in" svg:width="3.56164in" svg:height="2.67123in" style:rel-width="scale" style:rel-height="scale">
          <draw:image xlink:href="media/image20.jpg" xlink:type="simple" xlink:show="embed" xlink:actuate="onLoad"/>
          <svg:title/>
          <svg:desc/>
        </draw:frame>
        <draw:frame draw:id="id379" draw:style-name="a2455" draw:name="Immagine 18" svg:x="0.12791in" svg:y="1.05992in" svg:width="3.56164in" svg:height="2.67123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2464">
          <draw:frame draw:id="id380" draw:style-name="a2458" draw:name="Segnaposto numero diapositiva 6" svg:x="4.67953in" svg:y="11.10827in" svg:width="3.5878in" svg:height="0.58425in">
            <draw:text-box>
              <text:p text:style-name="a2457" text:class-names="" text:cond-style-name=""><text:span text:style-name="a2456" text:class-names=""><text:page-number style:num-format="1" text:fixed="false"/></text:span></text:p>
            </draw:text-box>
            <svg:title/>
            <svg:desc/>
          </draw:frame>
          <draw:frame draw:id="id381" draw:style-name="a2461" draw:name="Segnaposto numero diapositiva 6" svg:x="4.67953in" svg:y="11.10827in" svg:width="3.5878in" svg:height="0.58425in">
            <draw:text-box>
              <text:p text:style-name="a2460" text:class-names="" text:cond-style-name=""><text:span text:style-name="a2459" text:class-names=""><text:page-number style:num-format="1" text:fixed="false"/></text:span></text:p>
            </draw:text-box>
            <svg:title/>
            <svg:desc/>
          </draw:frame>
          <draw:page-thumbnail draw:page-number="7" svg:x="2.61458in" svg:y="0.88889in" svg:width="3.03646in" svg:height="4.38368in" presentation:class="page" draw:id="id382" presentation:style-name="a2462" draw:name="Segnaposto immagine diapositiva 1">
            <svg:title/>
            <svg:desc/>
          </draw:page-thumbnail>
          <draw:frame draw:id="id383" presentation:style-name="a246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465" draw:master-page-name="Master3-Layout7-blank-Vuota" presentation:presentation-page-layout-name="Master3-PPL7" draw:id="Slide-264">
        <draw:frame draw:id="id384" draw:style-name="a2466" draw:name="Immagine 7" svg:x="3.81704in" svg:y="6.62087in" svg:width="3.56164in" svg:height="2.67123in" style:rel-width="scale" style:rel-height="scale">
          <draw:image xlink:href="media/image22.jpg" xlink:type="simple" xlink:show="embed" xlink:actuate="onLoad"/>
          <svg:title/>
          <svg:desc/>
        </draw:frame>
        <draw:frame draw:id="id385" draw:style-name="a2467" draw:name="Immagine 8" svg:x="0.12791in" svg:y="6.62087in" svg:width="3.56164in" svg:height="2.67123in" style:rel-width="scale" style:rel-height="scale">
          <draw:image xlink:href="media/image23.jpg" xlink:type="simple" xlink:show="embed" xlink:actuate="onLoad"/>
          <svg:title/>
          <svg:desc/>
        </draw:frame>
        <draw:frame draw:id="id386" draw:style-name="a2468" draw:name="Immagine 9" svg:x="3.81704in" svg:y="3.8404in" svg:width="3.56164in" svg:height="2.67123in" style:rel-width="scale" style:rel-height="scale">
          <draw:image xlink:href="media/image24.jpg" xlink:type="simple" xlink:show="embed" xlink:actuate="onLoad"/>
          <svg:title/>
          <svg:desc/>
        </draw:frame>
        <draw:frame draw:id="id387" draw:style-name="a2469" draw:name="Immagine 10" svg:x="0.12791in" svg:y="3.8404in" svg:width="3.56164in" svg:height="2.67123in" style:rel-width="scale" style:rel-height="scale">
          <draw:image xlink:href="media/image25.jpg" xlink:type="simple" xlink:show="embed" xlink:actuate="onLoad"/>
          <svg:title/>
          <svg:desc/>
        </draw:frame>
        <draw:frame draw:id="id388" draw:style-name="a2470" draw:name="Immagine 11" svg:x="3.81704in" svg:y="1.05992in" svg:width="3.56164in" svg:height="2.67123in" style:rel-width="scale" style:rel-height="scale">
          <draw:image xlink:href="media/image26.jpg" xlink:type="simple" xlink:show="embed" xlink:actuate="onLoad"/>
          <svg:title/>
          <svg:desc/>
        </draw:frame>
        <draw:frame draw:id="id389" draw:style-name="a2471" draw:name="Immagine 12" svg:x="0.12791in" svg:y="1.05992in" svg:width="3.56164in" svg:height="2.67123in" style:rel-width="scale" style:rel-height="scale">
          <draw:image xlink:href="media/image27.jpg" xlink:type="simple" xlink:show="embed" xlink:actuate="onLoad"/>
          <svg:title/>
          <svg:desc/>
        </draw:frame>
        <presentation:notes draw:style-name="a2480">
          <draw:frame draw:id="id390" draw:style-name="a2474" draw:name="Segnaposto numero diapositiva 6" svg:x="4.67953in" svg:y="11.10827in" svg:width="3.5878in" svg:height="0.58425in">
            <draw:text-box>
              <text:p text:style-name="a2473" text:class-names="" text:cond-style-name=""><text:span text:style-name="a2472" text:class-names=""><text:page-number style:num-format="1" text:fixed="false"/></text:span></text:p>
            </draw:text-box>
            <svg:title/>
            <svg:desc/>
          </draw:frame>
          <draw:frame draw:id="id391" draw:style-name="a2477" draw:name="Segnaposto numero diapositiva 6" svg:x="4.67953in" svg:y="11.10827in" svg:width="3.5878in" svg:height="0.58425in">
            <draw:text-box>
              <text:p text:style-name="a2476" text:class-names="" text:cond-style-name=""><text:span text:style-name="a2475" text:class-names=""><text:page-number style:num-format="1" text:fixed="false"/></text:span></text:p>
            </draw:text-box>
            <svg:title/>
            <svg:desc/>
          </draw:frame>
          <draw:page-thumbnail draw:page-number="8" svg:x="2.61458in" svg:y="0.88889in" svg:width="3.03646in" svg:height="4.38368in" presentation:class="page" draw:id="id392" presentation:style-name="a2478" draw:name="Segnaposto immagine diapositiva 1">
            <svg:title/>
            <svg:desc/>
          </draw:page-thumbnail>
          <draw:frame draw:id="id393" presentation:style-name="a247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481" draw:master-page-name="Master3-Layout7-blank-Vuota" presentation:presentation-page-layout-name="Master3-PPL7" draw:id="Slide-265">
        <draw:frame draw:id="id394" draw:style-name="a2482" draw:name="Immagine 5" svg:x="3.81704in" svg:y="0.60787in" svg:width="3.56164in" svg:height="2.67123in" style:rel-width="scale" style:rel-height="scale">
          <draw:image xlink:href="media/image28.jpg" xlink:type="simple" xlink:show="embed" xlink:actuate="onLoad"/>
          <svg:title/>
          <svg:desc/>
        </draw:frame>
        <draw:frame draw:id="id395" draw:style-name="a2483" draw:name="Immagine 6" svg:x="0.12791in" svg:y="0.60787in" svg:width="3.56164in" svg:height="2.67123in" style:rel-width="scale" style:rel-height="scale">
          <draw:image xlink:href="media/image29.jpg" xlink:type="simple" xlink:show="embed" xlink:actuate="onLoad"/>
          <svg:title/>
          <svg:desc/>
        </draw:frame>
        <draw:frame draw:id="id396" draw:style-name="a2491" draw:name="CasellaDiTesto 13" svg:x="0in" svg:y="4.03318in" svg:width="7.5in" svg:height="0.38969in">
          <draw:text-box>
            <text:p text:style-name="a2490" text:class-names="" text:cond-style-name=""><text:span text:style-name="a2484" text:class-names=""><text:tab/></text:span><text:span text:style-name="a2485" text:class-names="">thresh</text:span><text:span text:style-name="a2486" text:class-names=""><text:s text:c="1"/>=<text:s text:c="1"/></text:span><text:span text:style-name="a2487" text:class-names="">edgeparam</text:span><text:span text:style-name="a2488" text:class-names="">/2 :</text:span><text:span text:style-name="a2489" text:class-names=""/></text:p>
          </draw:text-box>
          <svg:title/>
          <svg:desc/>
        </draw:frame>
        <draw:frame draw:id="id397" draw:style-name="a2492" draw:name="Immagine 23" svg:x="3.81659in" svg:y="7.3554in" svg:width="3.56209in" svg:height="2.67157in" style:rel-width="scale" style:rel-height="scale">
          <draw:image xlink:href="media/image20.jpg" xlink:type="simple" xlink:show="embed" xlink:actuate="onLoad"/>
          <svg:title/>
          <svg:desc/>
        </draw:frame>
        <draw:frame draw:id="id398" draw:style-name="a2493" draw:name="Immagine 24" svg:x="0.12791in" svg:y="7.3554in" svg:width="3.56209in" svg:height="2.67157in" style:rel-width="scale" style:rel-height="scale">
          <draw:image xlink:href="media/image21.jpg" xlink:type="simple" xlink:show="embed" xlink:actuate="onLoad"/>
          <svg:title/>
          <svg:desc/>
        </draw:frame>
        <draw:frame draw:id="id399" draw:style-name="a2494" draw:name="Immagine 25" svg:x="3.81659in" svg:y="4.54876in" svg:width="3.56209in" svg:height="2.67157in" style:rel-width="scale" style:rel-height="scale">
          <draw:image xlink:href="media/image14.jpg" xlink:type="simple" xlink:show="embed" xlink:actuate="onLoad"/>
          <svg:title/>
          <svg:desc/>
        </draw:frame>
        <draw:frame draw:id="id400" draw:style-name="a2495" draw:name="Immagine 26" svg:x="0.12791in" svg:y="4.54876in" svg:width="3.56209in" svg:height="2.67157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2504">
          <draw:frame draw:id="id401" draw:style-name="a2498" draw:name="Segnaposto numero diapositiva 6" svg:x="4.67953in" svg:y="11.10827in" svg:width="3.5878in" svg:height="0.58425in">
            <draw:text-box>
              <text:p text:style-name="a2497" text:class-names="" text:cond-style-name=""><text:span text:style-name="a2496" text:class-names=""><text:page-number style:num-format="1" text:fixed="false"/></text:span></text:p>
            </draw:text-box>
            <svg:title/>
            <svg:desc/>
          </draw:frame>
          <draw:frame draw:id="id402" draw:style-name="a2501" draw:name="Segnaposto numero diapositiva 6" svg:x="4.67953in" svg:y="11.10827in" svg:width="3.5878in" svg:height="0.58425in">
            <draw:text-box>
              <text:p text:style-name="a2500" text:class-names="" text:cond-style-name=""><text:span text:style-name="a2499" text:class-names=""><text:page-number style:num-format="1" text:fixed="false"/></text:span></text:p>
            </draw:text-box>
            <svg:title/>
            <svg:desc/>
          </draw:frame>
          <draw:page-thumbnail draw:page-number="9" svg:x="2.61458in" svg:y="0.88889in" svg:width="3.03646in" svg:height="4.38368in" presentation:class="page" draw:id="id403" presentation:style-name="a2502" draw:name="Segnaposto immagine diapositiva 1">
            <svg:title/>
            <svg:desc/>
          </draw:page-thumbnail>
          <draw:frame draw:id="id404" presentation:style-name="a250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505" draw:master-page-name="Master3-Layout7-blank-Vuota" presentation:presentation-page-layout-name="Master3-PPL7" draw:id="Slide-266">
        <draw:frame draw:id="id405" draw:style-name="a2506" draw:name="Immagine 21" svg:x="3.81659in" svg:y="1.01883in" svg:width="3.56209in" svg:height="2.67157in" style:rel-width="scale" style:rel-height="scale">
          <draw:image xlink:href="media/image18.jpg" xlink:type="simple" xlink:show="embed" xlink:actuate="onLoad"/>
          <svg:title/>
          <svg:desc/>
        </draw:frame>
        <draw:frame draw:id="id406" draw:style-name="a2507" draw:name="Immagine 22" svg:x="0.12746in" svg:y="1.01883in" svg:width="3.56209in" svg:height="2.67157in" style:rel-width="scale" style:rel-height="scale">
          <draw:image xlink:href="media/image19.jpg" xlink:type="simple" xlink:show="embed" xlink:actuate="onLoad"/>
          <svg:title/>
          <svg:desc/>
        </draw:frame>
        <draw:frame draw:id="id407" draw:style-name="a2508" draw:name="Immagine 17" svg:x="3.81659in" svg:y="6.59706in" svg:width="3.56209in" svg:height="2.67157in" style:rel-width="scale" style:rel-height="scale">
          <draw:image xlink:href="media/image26.jpg" xlink:type="simple" xlink:show="embed" xlink:actuate="onLoad"/>
          <svg:title/>
          <svg:desc/>
        </draw:frame>
        <draw:frame draw:id="id408" draw:style-name="a2509" draw:name="Immagine 18" svg:x="0.12746in" svg:y="6.59706in" svg:width="3.56209in" svg:height="2.67157in" style:rel-width="scale" style:rel-height="scale">
          <draw:image xlink:href="media/image27.jpg" xlink:type="simple" xlink:show="embed" xlink:actuate="onLoad"/>
          <svg:title/>
          <svg:desc/>
        </draw:frame>
        <draw:frame draw:id="id409" draw:style-name="a2510" draw:name="Immagine 19" svg:x="3.81887in" svg:y="3.80794in" svg:width="3.56209in" svg:height="2.67157in" style:rel-width="scale" style:rel-height="scale">
          <draw:image xlink:href="media/image16.jpg" xlink:type="simple" xlink:show="embed" xlink:actuate="onLoad"/>
          <svg:title/>
          <svg:desc/>
        </draw:frame>
        <draw:frame draw:id="id410" draw:style-name="a2511" draw:name="Immagine 20" svg:x="0.12746in" svg:y="3.80794in" svg:width="3.56209in" svg:height="2.67157in" style:rel-width="scale" style:rel-height="scale">
          <draw:image xlink:href="media/image17.jpg" xlink:type="simple" xlink:show="embed" xlink:actuate="onLoad"/>
          <svg:title/>
          <svg:desc/>
        </draw:frame>
        <presentation:notes draw:style-name="a2520">
          <draw:frame draw:id="id411" draw:style-name="a2514" draw:name="Segnaposto numero diapositiva 6" svg:x="4.67953in" svg:y="11.10827in" svg:width="3.5878in" svg:height="0.58425in">
            <draw:text-box>
              <text:p text:style-name="a2513" text:class-names="" text:cond-style-name=""><text:span text:style-name="a2512" text:class-names=""><text:page-number style:num-format="1" text:fixed="false"/></text:span></text:p>
            </draw:text-box>
            <svg:title/>
            <svg:desc/>
          </draw:frame>
          <draw:frame draw:id="id412" draw:style-name="a2517" draw:name="Segnaposto numero diapositiva 6" svg:x="4.67953in" svg:y="11.10827in" svg:width="3.5878in" svg:height="0.58425in">
            <draw:text-box>
              <text:p text:style-name="a2516" text:class-names="" text:cond-style-name=""><text:span text:style-name="a2515" text:class-names=""><text:page-number style:num-format="1" text:fixed="false"/></text:span></text:p>
            </draw:text-box>
            <svg:title/>
            <svg:desc/>
          </draw:frame>
          <draw:page-thumbnail draw:page-number="10" svg:x="2.61458in" svg:y="0.88889in" svg:width="3.03646in" svg:height="4.38368in" presentation:class="page" draw:id="id413" presentation:style-name="a2518" draw:name="Segnaposto immagine diapositiva 1">
            <svg:title/>
            <svg:desc/>
          </draw:page-thumbnail>
          <draw:frame draw:id="id414" presentation:style-name="a251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521" draw:master-page-name="Master3-Layout7-blank-Vuota" presentation:presentation-page-layout-name="Master3-PPL7" draw:id="Slide-267">
        <draw:frame draw:id="id415" draw:style-name="a2522" draw:name="Immagine 15" svg:x="3.81659in" svg:y="1.01883in" svg:width="3.56209in" svg:height="2.67157in" style:rel-width="scale" style:rel-height="scale">
          <draw:image xlink:href="media/image24.jpg" xlink:type="simple" xlink:show="embed" xlink:actuate="onLoad"/>
          <svg:title/>
          <svg:desc/>
        </draw:frame>
        <draw:frame draw:id="id416" draw:style-name="a2523" draw:name="Immagine 16" svg:x="0.12746in" svg:y="1.01883in" svg:width="3.56209in" svg:height="2.67157in" style:rel-width="scale" style:rel-height="scale">
          <draw:image xlink:href="media/image25.jpg" xlink:type="simple" xlink:show="embed" xlink:actuate="onLoad"/>
          <svg:title/>
          <svg:desc/>
        </draw:frame>
        <draw:frame draw:id="id417" draw:style-name="a2524" draw:name="Immagine 2" svg:x="3.81659in" svg:y="6.59706in" svg:width="3.56209in" svg:height="2.67157in" style:rel-width="scale" style:rel-height="scale">
          <draw:image xlink:href="media/image28.jpg" xlink:type="simple" xlink:show="embed" xlink:actuate="onLoad"/>
          <svg:title/>
          <svg:desc/>
        </draw:frame>
        <draw:frame draw:id="id418" draw:style-name="a2525" draw:name="Immagine 3" svg:x="0.12746in" svg:y="6.59706in" svg:width="3.56209in" svg:height="2.67157in" style:rel-width="scale" style:rel-height="scale">
          <draw:image xlink:href="media/image29.jpg" xlink:type="simple" xlink:show="embed" xlink:actuate="onLoad"/>
          <svg:title/>
          <svg:desc/>
        </draw:frame>
        <draw:frame draw:id="id419" draw:style-name="a2526" draw:name="Immagine 4" svg:x="3.81659in" svg:y="3.80794in" svg:width="3.56209in" svg:height="2.67157in" style:rel-width="scale" style:rel-height="scale">
          <draw:image xlink:href="media/image22.jpg" xlink:type="simple" xlink:show="embed" xlink:actuate="onLoad"/>
          <svg:title/>
          <svg:desc/>
        </draw:frame>
        <draw:frame draw:id="id420" draw:style-name="a2527" draw:name="Immagine 14" svg:x="0.12746in" svg:y="3.80794in" svg:width="3.56209in" svg:height="2.67157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2536">
          <draw:frame draw:id="id421" draw:style-name="a2530" draw:name="Segnaposto numero diapositiva 6" svg:x="4.67953in" svg:y="11.10827in" svg:width="3.5878in" svg:height="0.58425in">
            <draw:text-box>
              <text:p text:style-name="a2529" text:class-names="" text:cond-style-name=""><text:span text:style-name="a2528" text:class-names=""><text:page-number style:num-format="1" text:fixed="false"/></text:span></text:p>
            </draw:text-box>
            <svg:title/>
            <svg:desc/>
          </draw:frame>
          <draw:frame draw:id="id422" draw:style-name="a2533" draw:name="Segnaposto numero diapositiva 6" svg:x="4.67953in" svg:y="11.10827in" svg:width="3.5878in" svg:height="0.58425in">
            <draw:text-box>
              <text:p text:style-name="a2532" text:class-names="" text:cond-style-name=""><text:span text:style-name="a2531" text:class-names=""><text:page-number style:num-format="1" text:fixed="false"/></text:span></text:p>
            </draw:text-box>
            <svg:title/>
            <svg:desc/>
          </draw:frame>
          <draw:page-thumbnail draw:page-number="11" svg:x="2.61458in" svg:y="0.88889in" svg:width="3.03646in" svg:height="4.38368in" presentation:class="page" draw:id="id423" presentation:style-name="a2534" draw:name="Segnaposto immagine diapositiva 1">
            <svg:title/>
            <svg:desc/>
          </draw:page-thumbnail>
          <draw:frame draw:id="id424" presentation:style-name="a253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537" draw:master-page-name="Master3-Layout7-blank-Vuota" presentation:presentation-page-layout-name="Master3-PPL7" draw:id="Slide-268">
        <draw:frame draw:id="id425" draw:style-name="a2538" draw:name="Immagine 22" svg:x="0.14573in" svg:y="4.17241in" svg:width="3.52556in" svg:height="2.64417in" style:rel-width="scale" style:rel-height="scale">
          <draw:image xlink:href="media/image21.jpg" xlink:type="simple" xlink:show="embed" xlink:actuate="onLoad"/>
          <svg:title/>
          <svg:desc/>
        </draw:frame>
        <draw:frame draw:id="id426" draw:style-name="a2539" draw:name="Immagine 23" svg:x="3.81659in" svg:y="1.36759in" svg:width="3.52556in" svg:height="2.64417in" style:rel-width="scale" style:rel-height="scale">
          <draw:image xlink:href="media/image14.jpg" xlink:type="simple" xlink:show="embed" xlink:actuate="onLoad"/>
          <svg:title/>
          <svg:desc/>
        </draw:frame>
        <draw:frame draw:id="id427" draw:style-name="a2540" draw:name="Immagine 24" svg:x="0.14573in" svg:y="1.37499in" svg:width="3.52556in" svg:height="2.64417in" style:rel-width="scale" style:rel-height="scale">
          <draw:image xlink:href="media/image15.jpg" xlink:type="simple" xlink:show="embed" xlink:actuate="onLoad"/>
          <svg:title/>
          <svg:desc/>
        </draw:frame>
        <draw:frame draw:id="id428" draw:style-name="a2548" draw:name="CasellaDiTesto 7" svg:x="0in" svg:y="0.81401in" svg:width="7.5in" svg:height="0.38969in">
          <draw:text-box>
            <text:p text:style-name="a2547" text:class-names="" text:cond-style-name=""><text:span text:style-name="a2541" text:class-names=""><text:tab/></text:span><text:span text:style-name="a2542" text:class-names="">thresh</text:span><text:span text:style-name="a2543" text:class-names=""><text:s text:c="1"/>= 2*</text:span><text:span text:style-name="a2544" text:class-names="">edgeparam</text:span><text:span text:style-name="a2545" text:class-names=""><text:s text:c="1"/>:</text:span><text:span text:style-name="a2546" text:class-names=""/></text:p>
          </draw:text-box>
          <svg:title/>
          <svg:desc/>
        </draw:frame>
        <draw:frame draw:id="id429" draw:style-name="a2549" draw:name="Immagine 19" svg:x="3.81659in" svg:y="6.96982in" svg:width="3.52556in" svg:height="2.64417in" style:rel-width="scale" style:rel-height="scale">
          <draw:image xlink:href="media/image18.jpg" xlink:type="simple" xlink:show="embed" xlink:actuate="onLoad"/>
          <svg:title/>
          <svg:desc/>
        </draw:frame>
        <draw:frame draw:id="id430" draw:style-name="a2550" draw:name="Immagine 20" svg:x="0.14572in" svg:y="6.96982in" svg:width="3.52556in" svg:height="2.64417in" style:rel-width="scale" style:rel-height="scale">
          <draw:image xlink:href="media/image19.jpg" xlink:type="simple" xlink:show="embed" xlink:actuate="onLoad"/>
          <svg:title/>
          <svg:desc/>
        </draw:frame>
        <draw:frame draw:id="id431" draw:style-name="a2551" draw:name="Immagine 21" svg:x="3.81659in" svg:y="4.17241in" svg:width="3.52556in" svg:height="2.64417in" style:rel-width="scale" style:rel-height="scale">
          <draw:image xlink:href="media/image20.jpg" xlink:type="simple" xlink:show="embed" xlink:actuate="onLoad"/>
          <svg:title/>
          <svg:desc/>
        </draw:frame>
        <presentation:notes draw:style-name="a2560">
          <draw:frame draw:id="id432" draw:style-name="a2554" draw:name="Segnaposto numero diapositiva 6" svg:x="4.67953in" svg:y="11.10827in" svg:width="3.5878in" svg:height="0.58425in">
            <draw:text-box>
              <text:p text:style-name="a2553" text:class-names="" text:cond-style-name=""><text:span text:style-name="a2552" text:class-names=""><text:page-number style:num-format="1" text:fixed="false"/></text:span></text:p>
            </draw:text-box>
            <svg:title/>
            <svg:desc/>
          </draw:frame>
          <draw:frame draw:id="id433" draw:style-name="a2557" draw:name="Segnaposto numero diapositiva 6" svg:x="4.67953in" svg:y="11.10827in" svg:width="3.5878in" svg:height="0.58425in">
            <draw:text-box>
              <text:p text:style-name="a2556" text:class-names="" text:cond-style-name=""><text:span text:style-name="a2555" text:class-names=""><text:page-number style:num-format="1" text:fixed="false"/></text:span></text:p>
            </draw:text-box>
            <svg:title/>
            <svg:desc/>
          </draw:frame>
          <draw:page-thumbnail draw:page-number="12" svg:x="2.61458in" svg:y="0.88889in" svg:width="3.03646in" svg:height="4.38368in" presentation:class="page" draw:id="id434" presentation:style-name="a2558" draw:name="Segnaposto immagine diapositiva 1">
            <svg:title/>
            <svg:desc/>
          </draw:page-thumbnail>
          <draw:frame draw:id="id435" presentation:style-name="a255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61" draw:master-page-name="Master3-Layout7-blank-Vuota" presentation:presentation-page-layout-name="Master3-PPL7" draw:id="Slide-269">
        <draw:frame draw:id="id436" draw:style-name="a2562" draw:name="Immagine 13" svg:x="0.14572in" svg:y="4.1724in" svg:width="3.52556in" svg:height="2.64417in" style:rel-width="scale" style:rel-height="scale">
          <draw:image xlink:href="media/image27.jpg" xlink:type="simple" xlink:show="embed" xlink:actuate="onLoad"/>
          <svg:title/>
          <svg:desc/>
        </draw:frame>
        <draw:frame draw:id="id437" draw:style-name="a2563" draw:name="Immagine 18" svg:x="0.14987in" svg:y="1.37499in" svg:width="3.52556in" svg:height="2.64417in" style:rel-width="scale" style:rel-height="scale">
          <draw:image xlink:href="media/image17.jpg" xlink:type="simple" xlink:show="embed" xlink:actuate="onLoad"/>
          <svg:title/>
          <svg:desc/>
        </draw:frame>
        <draw:frame draw:id="id438" draw:style-name="a2564" draw:name="Immagine 17" svg:x="3.82074in" svg:y="1.37499in" svg:width="3.52556in" svg:height="2.64417in" style:rel-width="scale" style:rel-height="scale">
          <draw:image xlink:href="media/image16.jpg" xlink:type="simple" xlink:show="embed" xlink:actuate="onLoad"/>
          <svg:title/>
          <svg:desc/>
        </draw:frame>
        <draw:frame draw:id="id439" draw:style-name="a2565" draw:name="Immagine 10" svg:x="3.82074in" svg:y="6.96982in" svg:width="3.52556in" svg:height="2.64417in" style:rel-width="scale" style:rel-height="scale">
          <draw:image xlink:href="media/image24.jpg" xlink:type="simple" xlink:show="embed" xlink:actuate="onLoad"/>
          <svg:title/>
          <svg:desc/>
        </draw:frame>
        <draw:frame draw:id="id440" draw:style-name="a2566" draw:name="Immagine 11" svg:x="0.14572in" svg:y="6.96982in" svg:width="3.52556in" svg:height="2.64417in" style:rel-width="scale" style:rel-height="scale">
          <draw:image xlink:href="media/image25.jpg" xlink:type="simple" xlink:show="embed" xlink:actuate="onLoad"/>
          <svg:title/>
          <svg:desc/>
        </draw:frame>
        <draw:frame draw:id="id441" draw:style-name="a2567" draw:name="Immagine 12" svg:x="3.82074in" svg:y="4.1724in" svg:width="3.52556in" svg:height="2.64417in" style:rel-width="scale" style:rel-height="scale">
          <draw:image xlink:href="media/image26.jpg" xlink:type="simple" xlink:show="embed" xlink:actuate="onLoad"/>
          <svg:title/>
          <svg:desc/>
        </draw:frame>
        <presentation:notes draw:style-name="a2576">
          <draw:frame draw:id="id442" draw:style-name="a2570" draw:name="Segnaposto numero diapositiva 6" svg:x="4.67953in" svg:y="11.10827in" svg:width="3.5878in" svg:height="0.58425in">
            <draw:text-box>
              <text:p text:style-name="a2569" text:class-names="" text:cond-style-name=""><text:span text:style-name="a2568" text:class-names=""><text:page-number style:num-format="1" text:fixed="false"/></text:span></text:p>
            </draw:text-box>
            <svg:title/>
            <svg:desc/>
          </draw:frame>
          <draw:frame draw:id="id443" draw:style-name="a2573" draw:name="Segnaposto numero diapositiva 6" svg:x="4.67953in" svg:y="11.10827in" svg:width="3.5878in" svg:height="0.58425in">
            <draw:text-box>
              <text:p text:style-name="a2572" text:class-names="" text:cond-style-name=""><text:span text:style-name="a2571" text:class-names=""><text:page-number style:num-format="1" text:fixed="false"/></text:span></text:p>
            </draw:text-box>
            <svg:title/>
            <svg:desc/>
          </draw:frame>
          <draw:page-thumbnail draw:page-number="13" svg:x="2.61458in" svg:y="0.88889in" svg:width="3.03646in" svg:height="4.38368in" presentation:class="page" draw:id="id444" presentation:style-name="a2574" draw:name="Segnaposto immagine diapositiva 1">
            <svg:title/>
            <svg:desc/>
          </draw:page-thumbnail>
          <draw:frame draw:id="id445" presentation:style-name="a257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577" draw:master-page-name="Master3-Layout7-blank-Vuota" presentation:presentation-page-layout-name="Master3-PPL7" draw:id="Slide-270">
        <draw:frame draw:id="id446" draw:style-name="a2578" draw:name="Immagine 6" svg:x="0.14572in" svg:y="3.40528in" svg:width="3.52556in" svg:height="2.64417in" style:rel-width="scale" style:rel-height="scale">
          <draw:image xlink:href="media/image29.jpg" xlink:type="simple" xlink:show="embed" xlink:actuate="onLoad"/>
          <svg:title/>
          <svg:desc/>
        </draw:frame>
        <draw:frame draw:id="id447" draw:style-name="a2579" draw:name="Immagine 8" svg:x="3.82074in" svg:y="0.60787in" svg:width="3.52556in" svg:height="2.64417in" style:rel-width="scale" style:rel-height="scale">
          <draw:image xlink:href="media/image22.jpg" xlink:type="simple" xlink:show="embed" xlink:actuate="onLoad"/>
          <svg:title/>
          <svg:desc/>
        </draw:frame>
        <draw:frame draw:id="id448" draw:style-name="a2580" draw:name="Immagine 9" svg:x="0.14572in" svg:y="0.60787in" svg:width="3.52556in" svg:height="2.64417in" style:rel-width="scale" style:rel-height="scale">
          <draw:image xlink:href="media/image23.jpg" xlink:type="simple" xlink:show="embed" xlink:actuate="onLoad"/>
          <svg:title/>
          <svg:desc/>
        </draw:frame>
        <draw:frame draw:id="id449" draw:style-name="a2581" draw:name="Immagine 5" svg:x="3.82074in" svg:y="3.40528in" svg:width="3.52556in" svg:height="2.64417in" style:rel-width="scale" style:rel-height="scale">
          <draw:image xlink:href="media/image28.jpg" xlink:type="simple" xlink:show="embed" xlink:actuate="onLoad"/>
          <svg:title/>
          <svg:desc/>
        </draw:frame>
        <draw:frame draw:id="id450" draw:style-name="a2582" draw:name="Immagine 2" svg:x="-0.00496in" svg:y="7.45779in" svg:width="3.8394in" svg:height="2.87955in" style:rel-width="scale" style:rel-height="scale">
          <draw:image xlink:href="media/image13.jpg" xlink:type="simple" xlink:show="embed" xlink:actuate="onLoad"/>
          <svg:title/>
          <svg:desc/>
        </draw:frame>
        <draw:frame draw:id="id451" draw:style-name="a2583" draw:name="Immagine 3" svg:x="3.67128in" svg:y="7.45779in" svg:width="3.8394in" svg:height="2.87955in" style:rel-width="scale" style:rel-height="scale">
          <draw:image xlink:href="media/image30.jpg" xlink:type="simple" xlink:show="embed" xlink:actuate="onLoad"/>
          <svg:title/>
          <svg:desc/>
        </draw:frame>
        <draw:frame draw:id="id452" draw:style-name="a2589" draw:name="CasellaDiTesto 14" svg:x="0in" svg:y="6.59482in" svg:width="7.5in" svg:height="0.38969in">
          <draw:text-box>
            <text:p text:style-name="a2588" text:class-names="" text:cond-style-name=""><text:span text:style-name="a2584" text:class-names=""><text:tab/></text:span><text:span text:style-name="a2585" text:class-names="">comparison tracked trajectories</text:span><text:span text:style-name="a2586" text:class-names="">:</text:span><text:span text:style-name="a2587" text:class-names=""/></text:p>
          </draw:text-box>
          <svg:title/>
          <svg:desc/>
        </draw:frame>
        <draw:frame draw:id="id453" draw:style-name="a2597" draw:name="CasellaDiTesto 15" svg:x="0in" svg:y="7.04687in" svg:width="3.67128in" svg:height="0.38969in">
          <draw:text-box>
            <text:p text:style-name="a2596" text:class-names="" text:cond-style-name=""><text:span text:style-name="a2590" text:class-names=""><text:tab/></text:span><text:span text:style-name="a2591" text:class-names="">thresh</text:span><text:span text:style-name="a2592" text:class-names=""><text:s text:c="1"/>=<text:s text:c="1"/></text:span><text:span text:style-name="a2593" text:class-names="">edgeparam</text:span><text:span text:style-name="a2594" text:class-names=""><text:s text:c="1"/>:</text:span><text:span text:style-name="a2595" text:class-names=""/></text:p>
          </draw:text-box>
          <svg:title/>
          <svg:desc/>
        </draw:frame>
        <draw:frame draw:id="id454" draw:style-name="a2605" draw:name="CasellaDiTesto 16" svg:x="3.75534in" svg:y="7.0681in" svg:width="3.67128in" svg:height="0.38969in">
          <draw:text-box>
            <text:p text:style-name="a2604" text:class-names="" text:cond-style-name=""><text:span text:style-name="a2598" text:class-names=""><text:tab/></text:span><text:span text:style-name="a2599" text:class-names="">thresh</text:span><text:span text:style-name="a2600" text:class-names=""><text:s text:c="1"/>= 2*</text:span><text:span text:style-name="a2601" text:class-names="">edgeparam</text:span><text:span text:style-name="a2602" text:class-names=""><text:s text:c="1"/>:</text:span><text:span text:style-name="a2603" text:class-names=""/></text:p>
          </draw:text-box>
          <svg:title/>
          <svg:desc/>
        </draw:frame>
        <presentation:notes draw:style-name="a2614">
          <draw:frame draw:id="id455" draw:style-name="a2608" draw:name="Segnaposto numero diapositiva 6" svg:x="4.67953in" svg:y="11.10827in" svg:width="3.5878in" svg:height="0.58425in">
            <draw:text-box>
              <text:p text:style-name="a2607" text:class-names="" text:cond-style-name=""><text:span text:style-name="a2606" text:class-names=""><text:page-number style:num-format="1" text:fixed="false"/></text:span></text:p>
            </draw:text-box>
            <svg:title/>
            <svg:desc/>
          </draw:frame>
          <draw:frame draw:id="id456" draw:style-name="a2611" draw:name="Segnaposto numero diapositiva 6" svg:x="4.67953in" svg:y="11.10827in" svg:width="3.5878in" svg:height="0.58425in">
            <draw:text-box>
              <text:p text:style-name="a2610" text:class-names="" text:cond-style-name=""><text:span text:style-name="a2609" text:class-names=""><text:page-number style:num-format="1" text:fixed="false"/></text:span></text:p>
            </draw:text-box>
            <svg:title/>
            <svg:desc/>
          </draw:frame>
          <draw:page-thumbnail draw:page-number="14" svg:x="2.61458in" svg:y="0.88889in" svg:width="3.03646in" svg:height="4.38368in" presentation:class="page" draw:id="id457" presentation:style-name="a2612" draw:name="Segnaposto immagine diapositiva 1">
            <svg:title/>
            <svg:desc/>
          </draw:page-thumbnail>
          <draw:frame draw:id="id458" presentation:style-name="a261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4/28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4/28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28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4/28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4/28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28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4/28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4/28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4/28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4/28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4/28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4/28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4/28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4/28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4/28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4/28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4/28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4/28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4/28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4/28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4/28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4/28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4/28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4/28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4/28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4/28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4/28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4/28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4/28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4/28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4/28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4/28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4/28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4/28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4/28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4/28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4/28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4/28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4/28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4/28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4/28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4/28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4/28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4/28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4/28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4/28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4/28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4/28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4/28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4/28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4/28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4/28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4/28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4/28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4/28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4/28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4/28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4/28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4/28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4/28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4-28T21:17:29Z</dc:date>
    <meta:editing-cycles>28</meta:editing-cycles>
    <meta:editing-duration>PT70418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47" meta:word-count="43"/>
  </office:meta>
</office:document-meta>
</file>